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72ea" officeooo:paragraph-rsid="001972ea"/>
    </style:style>
    <style:style style:name="P2" style:family="paragraph" style:parent-style-name="Standard">
      <style:paragraph-properties>
        <style:tab-stops>
          <style:tab-stop style:position="0.704cm"/>
          <style:tab-stop style:position="7.943cm"/>
        </style:tab-stops>
      </style:paragraph-properties>
      <style:text-properties officeooo:rsid="001972ea" officeooo:paragraph-rsid="001972ea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officeooo:paragraph-rsid="001972ea" style:font-size-asian="11pt" style:font-name-complex="Tahoma" style:font-size-complex="11pt" style:font-weight-complex="bold"/>
    </style:style>
    <style:style style:name="P4" style:family="paragraph" style:parent-style-name="Standard">
      <style:text-properties style:font-name="Arial" fo:font-size="11pt" officeooo:paragraph-rsid="001972ea" style:font-size-asian="11pt" style:font-name-complex="Tahoma" style:font-size-complex="11pt"/>
    </style:style>
    <style:style style:name="P5" style:family="paragraph" style:parent-style-name="Standard">
      <style:paragraph-properties>
        <style:tab-stops>
          <style:tab-stop style:position="0.704cm"/>
          <style:tab-stop style:position="7.943cm"/>
        </style:tab-stops>
      </style:paragraph-properties>
      <style:text-properties officeooo:paragraph-rsid="001972ea"/>
    </style:style>
    <style:style style:name="P6" style:family="paragraph" style:parent-style-name="Standard">
      <style:text-properties officeooo:paragraph-rsid="001972ea"/>
    </style:style>
    <style:style style:name="P7" style:family="paragraph" style:parent-style-name="Standard">
      <style:paragraph-properties fo:break-before="page"/>
      <style:text-properties officeooo:paragraph-rsid="001972ea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Arial" fo:font-size="11pt" style:font-size-asian="11pt" style:font-name-complex="Tahoma" style:font-size-complex="11pt" style:font-weight-complex="bold"/>
    </style:style>
    <style:style style:name="T2" style:family="text">
      <style:text-properties style:font-name="Arial" fo:font-size="11pt" officeooo:rsid="001972ea" style:font-size-asian="11pt" style:font-name-complex="Tahoma" style:font-size-complex="11pt" style:font-weight-complex="bold"/>
    </style:style>
    <style:style style:name="gr1" style:family="graphic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333cm" fo:margin-right="0.339cm" fo:margin-top="0.016cm" fo:margin-bottom="0.0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349cm" fo:margin-right="0.349cm" fo:margin-top="0.016cm" fo:margin-bottom="0.0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2">Wir</text:span><text:span text:style-name="T1"> versicher</text:span><text:span text:style-name="T2">n</text:span><text:span text:style-name="T1">, dass die </text:span><text:span text:style-name="T2">Projektarbeit</text:span><text:span text:style-name="T1"> von </text:span><text:span text:style-name="T2">uns</text:span><text:span text:style-name="T1"> selbstständig angefertigt und nur die angegebenen Hilfsmittel benutzt wurden. </text:span></text:p>
      <text:p text:style-name="P4"/>
      <text:p text:style-name="P6"><text:span text:style-name="T1">Alle Stellen, die dem Wortlaut oder dem Sinne nach anderen Werken entnommen sind, <text:line-break/>habe</text:span><text:span text:style-name="T2">n</text:span><text:span text:style-name="T1"> </text:span><text:span text:style-name="T2">wir</text:span><text:span text:style-name="T1"> durch Angabe der Quellen kenntlich gemacht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line text:anchor-type="paragraph" draw:z-index="1" draw:name="Line 3" draw:style-name="gr2" draw:text-style-name="P8" svg:x1="7.943cm" svg:y1="0.465cm" svg:x2="14.679cm" svg:y2="0.466cm"><text:p/></draw:line><draw:line text:anchor-type="paragraph" draw:z-index="0" draw:name="Line 2" draw:style-name="gr1" draw:text-style-name="P8" svg:x1="0.704cm" svg:y1="0.465cm" svg:x2="5.932cm" svg:y2="0.466cm"><text:p/></draw:line></text:p>
      <text:p text:style-name="P5"><text:span text:style-name="T1"><text:tab/>Datum<text:tab/>Unterschrift</text:span></text:p>
      <text:p text:style-name="P5"><text:span text:style-name="T1"/></text:p>
      <text:p text:style-name="P3"/>
      <text:p text:style-name="P3"><draw:line text:anchor-type="paragraph" draw:z-index="2" draw:name="Line 2" draw:style-name="gr1" draw:text-style-name="P8" svg:x1="0.704cm" svg:y1="0.465cm" svg:x2="5.932cm" svg:y2="0.466cm"><text:p/></draw:line><draw:line text:anchor-type="paragraph" draw:z-index="3" draw:name="Line 3" draw:style-name="gr2" draw:text-style-name="P8" svg:x1="7.943cm" svg:y1="0.465cm" svg:x2="14.679cm" svg:y2="0.466cm"><text:p/></draw:line></text:p>
      <text:p text:style-name="P5"><text:span text:style-name="T1"><text:tab/>Datum<text:tab/>Unterschrift</text:span></text:p>
      <text:p text:style-name="P2"><text:span text:style-name="T1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2:45:01.054000000</meta:creation-date>
    <meta:generator>LibreOffice/5.2.6.2$Windows_x86 LibreOffice_project/a3100ed2409ebf1c212f5048fbe377c281438fdc</meta:generator>
    <dc:date>2017-04-24T12:48:22.512000000</dc:date>
    <meta:editing-duration>PT3M22S</meta:editing-duration>
    <meta:editing-cycles>1</meta:editing-cycles>
    <meta:document-statistic meta:table-count="0" meta:image-count="0" meta:object-count="0" meta:page-count="1" meta:paragraph-count="4" meta:word-count="41" meta:character-count="299" meta:non-whitespace-character-count="258"/>
  </office:meta>
</office:document-meta>
</file>